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37F035C4F6F0EF9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fo:font-size="12pt" fo:font-weight="normal" officeooo:rsid="0058623e" officeooo:paragraph-rsid="0058623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italic" fo:font-weight="normal" officeooo:rsid="00463bcf" officeooo:paragraph-rsid="00463bcf" style:font-size-asian="10.5pt" style:font-style-asian="italic" style:font-weight-asian="normal" style:font-size-complex="12pt" style:font-style-complex="italic" style:font-weight-complex="normal"/>
    </style:style>
    <style:style style:name="P23" style:family="paragraph" style:parent-style-name="Standard">
      <style:paragraph-properties fo:text-align="start" style:justify-single-word="false"/>
    </style:style>
    <style:style style:name="P24" style:family="paragraph" style:parent-style-name="Standard">
      <style:paragraph-properties fo:text-align="center" style:justify-single-word="false"/>
      <style:text-properties style:font-name="DejaVu Sans" fo:font-size="22pt" officeooo:rsid="001e6a61" officeooo:paragraph-rsid="001e6a61" style:font-size-asian="19.25pt" style:font-size-complex="22pt"/>
    </style:style>
    <style:style style:name="P25" style:family="paragraph" style:parent-style-name="Standard">
      <style:paragraph-properties fo:text-align="center" style:justify-single-word="false"/>
      <style:text-properties style:font-name="DejaVu Serif" fo:font-size="22pt" fo:font-style="italic" officeooo:rsid="001e6a61" officeooo:paragraph-rsid="001e6a61" style:font-size-asian="19.25pt" style:font-style-asian="italic" style:font-size-complex="22pt" style:font-style-complex="italic"/>
    </style:style>
    <style:style style:name="P26" style:family="paragraph" style:parent-style-name="Standard">
      <style:paragraph-properties fo:text-align="center" style:justify-single-word="false"/>
      <style:text-properties style:font-name="DejaVu Serif" fo:font-size="22pt" officeooo:rsid="001e6a61" officeooo:paragraph-rsid="001e6a61" style:font-size-asian="19.25pt" style:font-size-complex="22pt"/>
    </style:style>
    <style:style style:name="P27" style:family="paragraph" style:parent-style-name="Standard">
      <style:paragraph-properties fo:text-align="center" style:justify-single-word="false"/>
      <style:text-properties style:font-name="DejaVu Serif" fo:font-size="11pt" officeooo:rsid="001e6a61" officeooo:paragraph-rsid="001e6a61" style:font-size-asian="9.60000038146973pt" style:font-size-complex="11pt"/>
    </style:style>
    <style:style style:name="P28" style:family="paragraph" style:parent-style-name="Standard">
      <style:paragraph-properties fo:text-align="start" style:justify-single-word="false"/>
      <style:text-properties fo:font-size="24pt" fo:font-weight="bold" officeooo:rsid="00281292" officeooo:paragraph-rsid="00281292" style:font-size-asian="10.5pt" style:font-weight-asian="bold" style:font-size-complex="12pt" style:font-weight-complex="bold"/>
    </style:style>
    <style:style style:name="P29"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31" style:family="paragraph" style:parent-style-name="Standard">
      <style:paragraph-properties fo:text-align="start" style:justify-single-word="false"/>
      <style:text-properties style:font-name="Liberation Serif"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39" style:family="paragraph" style:parent-style-name="Standard">
      <style:paragraph-properties fo:text-align="start" style:justify-single-word="false" fo:break-before="page"/>
      <style:text-properties fo:font-size="24pt" fo:font-weight="bold" officeooo:rsid="003a8dde" officeooo:paragraph-rsid="003a8dde" style:font-size-asian="10.5pt" style:font-weight-asian="bold" style:font-size-complex="12pt" style:font-weight-complex="bold"/>
    </style:style>
    <style:style style:name="P40" style:family="paragraph" style:parent-style-name="Standard">
      <style:paragraph-properties fo:text-align="start" style:justify-single-word="false" fo:break-before="page"/>
      <style:text-properties fo:font-size="24pt" fo:font-style="normal" fo:font-weight="bold" officeooo:rsid="004b6cd0" officeooo:paragraph-rsid="004b6cd0" style:font-size-asian="10.5pt" style:font-style-asian="normal" style:font-weight-asian="bold" style:font-size-complex="12pt" style:font-style-complex="normal" style:font-weight-complex="bold"/>
    </style:style>
    <style:style style:name="P41" style:family="paragraph" style:parent-style-name="Standard">
      <style:paragraph-properties fo:text-align="start" style:justify-single-word="false" fo:break-before="page"/>
      <style:text-properties style:font-name="Liberation Serif" fo:font-size="24pt" fo:font-style="normal" fo:font-weight="bold" officeooo:rsid="00513616" officeooo:paragraph-rsid="00513616" style:font-size-asian="10.5pt" style:font-style-asian="normal" style:font-weight-asian="bold" style:font-size-complex="12pt" style:font-style-complex="normal" style:font-weight-complex="bold"/>
    </style:style>
    <style:style style:name="P42" style:family="paragraph" style:parent-style-name="Standard">
      <style:paragraph-properties fo:text-align="start" style:justify-single-word="false" fo:break-before="page"/>
      <style:text-properties style:font-name="Liberation Serif" fo:font-size="24pt" fo:font-style="normal" fo:font-weight="bold" officeooo:rsid="006fa16a" officeooo:paragraph-rsid="006fa16a" style:font-size-asian="10.5pt" style:font-style-asian="normal" style:font-weight-asian="bold" style:font-size-complex="12pt" style:font-style-complex="normal" style:font-weight-complex="bold"/>
    </style:style>
    <style:style style:name="P43" style:family="paragraph" style:parent-style-name="Contents_20_1">
      <style:paragraph-properties>
        <style:tab-stops>
          <style:tab-stop style:position="6.9252in" style:type="right" style:leader-style="dotted" style:leader-text="."/>
        </style:tab-stops>
      </style:paragraph-properties>
    </style:style>
    <style:style style:name="P44"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46"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47"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49"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63"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64"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65"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66"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67"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68"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69"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70" style:family="paragraph" style:parent-style-name="Standard">
      <style:paragraph-properties fo:text-align="start" style:justify-single-word="fals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71" style:family="paragraph" style:parent-style-name="Standard">
      <style:paragraph-properties fo:text-align="start" style:justify-single-word="false"/>
      <style:text-properties style:font-name="Liberation Serif" fo:font-size="8pt" fo:font-style="normal" fo:font-weight="bold" officeooo:rsid="0085dfac" officeooo:paragraph-rsid="0085dfac" style:font-size-asian="8pt" style:font-style-asian="normal" style:font-weight-asian="bold" style:font-size-complex="8pt" style:font-style-complex="normal" style:font-weight-complex="bold"/>
    </style:style>
    <style:style style:name="P72"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DejaVu Sans Mono" fo:font-size="12pt" fo:font-style="normal" fo:font-weight="normal" officeooo:rsid="00711b90" officeooo:paragraph-rsid="007d75a2"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DejaVu Sans Mono"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80" style:family="paragraph" style:parent-style-name="Standard">
      <style:paragraph-properties fo:text-align="start" style:justify-single-word="false"/>
      <style:text-properties style:font-name="DejaVu Sans Mono"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81" style:family="paragraph" style:parent-style-name="Standard">
      <style:paragraph-properties fo:text-align="start" style:justify-single-word="false"/>
      <style:text-properties style:font-name="DejaVu Sans Mono" fo:font-size="12pt" fo:font-style="normal" fo:font-weight="bold" officeooo:rsid="00846eca" officeooo:paragraph-rsid="00850bf6" style:font-size-asian="10.5pt" style:font-style-asian="normal" style:font-weight-asian="bold" style:font-size-complex="12pt" style:font-style-complex="normal" style:font-weight-complex="bold"/>
    </style:style>
    <style:style style:name="P82" style:family="paragraph" style:parent-style-name="Standard">
      <style:paragraph-properties fo:text-align="start" style:justify-single-word="false"/>
      <style:text-properties style:font-name="DejaVu Sans Mono" fo:font-size="8pt" fo:font-style="normal" fo:font-weight="bold" officeooo:rsid="0085dfac" officeooo:paragraph-rsid="0085dfac" style:font-size-asian="8pt" style:font-style-asian="normal" style:font-weight-asian="bold" style:font-size-complex="8pt" style:font-style-complex="normal" style:font-weight-complex="bold"/>
    </style:style>
    <style:style style:name="P83"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84"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85"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86" style:family="paragraph" style:parent-style-name="Standard">
      <style:paragraph-properties fo:text-align="start" style:justify-single-word="false" fo:break-before="page"/>
      <style:text-properties fo:font-size="24pt" fo:font-weight="bold" officeooo:rsid="0020a297" style:font-size-asian="10.5pt" style:font-weight-asian="bold" style:font-size-complex="12pt" style:font-weight-complex="bold"/>
    </style:style>
    <style:style style:name="P87" style:family="paragraph" style:parent-style-name="Standard">
      <style:paragraph-properties fo:text-align="start" style:justify-single-word="false" fo:break-before="pag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fo:break-before="pag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90"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91" style:family="paragraph" style:parent-style-name="Standard">
      <style:paragraph-properties fo:text-align="start" style:justify-single-word="false" fo:break-before="page"/>
      <style:text-properties style:font-name="Liberation Serif" fo:font-size="24pt" fo:font-style="normal" fo:font-weight="bold" officeooo:rsid="0080e994" officeooo:paragraph-rsid="0080e994" style:font-size-asian="10.5pt" style:font-style-asian="normal" style:font-weight-asian="bold" style:font-size-complex="12pt" style:font-style-complex="normal" style:font-weight-complex="bold"/>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size="16pt" fo:font-weight="bold" style:font-weight-asian="bold" style:font-weight-complex="bold"/>
    </style:style>
    <style:style style:name="T7" style:family="text">
      <style:text-properties officeooo:rsid="00236d29"/>
    </style:style>
    <style:style style:name="T8" style:family="text">
      <style:text-properties officeooo:rsid="0023e658"/>
    </style:style>
    <style:style style:name="T9" style:family="text">
      <style:text-properties fo:font-weight="normal" style:font-weight-asian="normal" style:font-weight-complex="normal"/>
    </style:style>
    <style:style style:name="T10" style:family="text">
      <style:text-properties fo:font-weight="normal" officeooo:rsid="0055513f" style:font-weight-asian="normal" style:font-weight-complex="normal"/>
    </style:style>
    <style:style style:name="T11" style:family="text">
      <style:text-properties fo:font-weight="normal" officeooo:rsid="0056f12e" style:font-weight-asian="normal" style:font-weight-complex="normal"/>
    </style:style>
    <style:style style:name="T12" style:family="text">
      <style:text-properties fo:font-weight="normal" officeooo:rsid="005f534e" style:font-weight-asian="normal" style:font-weight-complex="normal"/>
    </style:style>
    <style:style style:name="T13" style:family="text">
      <style:text-properties fo:font-weight="normal" officeooo:rsid="0060d230" style:font-weight-asian="normal" style:font-weight-complex="normal"/>
    </style:style>
    <style:style style:name="T14" style:family="text">
      <style:text-properties fo:font-weight="normal" officeooo:rsid="00620274" style:font-weight-asian="normal" style:font-weight-complex="normal"/>
    </style:style>
    <style:style style:name="T15" style:family="text">
      <style:text-properties fo:font-weight="normal" officeooo:rsid="006227f9" style:font-weight-asian="normal" style:font-weight-complex="normal"/>
    </style:style>
    <style:style style:name="T16" style:family="text">
      <style:text-properties fo:font-weight="normal" officeooo:rsid="00825775" style:font-weight-asian="normal" style:font-weight-complex="normal"/>
    </style:style>
    <style:style style:name="T17" style:family="text">
      <style:text-properties fo:font-weight="normal" officeooo:rsid="0083b8ec" style:font-weight-asian="normal" style:font-weight-complex="normal"/>
    </style:style>
    <style:style style:name="T18" style:family="text">
      <style:text-properties fo:font-weight="normal" officeooo:rsid="0085dfac" style:font-weight-asian="normal" style:font-weight-complex="normal"/>
    </style:style>
    <style:style style:name="T19" style:family="text">
      <style:text-properties fo:font-weight="normal" officeooo:rsid="008a5efe" style:font-weight-asian="normal" style:font-weight-complex="normal"/>
    </style:style>
    <style:style style:name="T20" style:family="text">
      <style:text-properties officeooo:rsid="00255a47"/>
    </style:style>
    <style:style style:name="T21" style:family="text">
      <style:text-properties officeooo:rsid="0026f020"/>
    </style:style>
    <style:style style:name="T22" style:family="text">
      <style:text-properties fo:font-style="italic" style:font-style-asian="italic" style:font-style-complex="italic"/>
    </style:style>
    <style:style style:name="T23" style:family="text">
      <style:text-properties fo:font-style="italic" officeooo:rsid="0023e658" style:font-style-asian="italic" style:font-style-complex="italic"/>
    </style:style>
    <style:style style:name="T24" style:family="text">
      <style:text-properties fo:font-style="italic" officeooo:rsid="0042367a" style:font-style-asian="italic" style:font-style-complex="italic"/>
    </style:style>
    <style:style style:name="T25" style:family="text">
      <style:text-properties fo:font-style="italic" officeooo:rsid="0063f321" style:font-style-asian="italic" style:font-style-complex="italic"/>
    </style:style>
    <style:style style:name="T26" style:family="text">
      <style:text-properties fo:font-style="italic" fo:font-weight="bold" officeooo:rsid="0023e658" style:font-style-asian="italic" style:font-weight-asian="bold" style:font-style-complex="italic" style:font-weight-complex="bold"/>
    </style:style>
    <style:style style:name="T27" style:family="text">
      <style:text-properties fo:font-style="italic" fo:font-weight="bold" officeooo:rsid="0042367a" style:font-style-asian="italic" style:font-weight-asian="bold" style:font-style-complex="italic" style:font-weight-complex="bold"/>
    </style:style>
    <style:style style:name="T28" style:family="text">
      <style:text-properties fo:font-style="italic" fo:font-weight="normal" officeooo:rsid="0023e658" style:font-style-asian="italic" style:font-weight-asian="normal" style:font-style-complex="italic" style:font-weight-complex="normal"/>
    </style:style>
    <style:style style:name="T29" style:family="text">
      <style:text-properties officeooo:rsid="0028abcd"/>
    </style:style>
    <style:style style:name="T30" style:family="text">
      <style:text-properties officeooo:rsid="002a6a8a"/>
    </style:style>
    <style:style style:name="T31" style:family="text">
      <style:text-properties officeooo:rsid="002c10b0"/>
    </style:style>
    <style:style style:name="T32" style:family="text">
      <style:text-properties officeooo:rsid="002ec0db"/>
    </style:style>
    <style:style style:name="T33" style:family="text">
      <style:text-properties officeooo:rsid="00302c8c"/>
    </style:style>
    <style:style style:name="T34" style:family="text">
      <style:text-properties officeooo:rsid="0032012b"/>
    </style:style>
    <style:style style:name="T35" style:family="text">
      <style:text-properties officeooo:rsid="0036e0fc"/>
    </style:style>
    <style:style style:name="T36" style:family="text">
      <style:text-properties fo:font-style="normal" style:font-style-asian="normal" style:font-style-complex="normal"/>
    </style:style>
    <style:style style:name="T37" style:family="text">
      <style:text-properties fo:font-style="normal" officeooo:rsid="003a52fe" style:font-style-asian="normal" style:font-style-complex="normal"/>
    </style:style>
    <style:style style:name="T38" style:family="text">
      <style:text-properties fo:font-style="normal" officeooo:rsid="0042367a" style:font-style-asian="normal" style:font-style-complex="normal"/>
    </style:style>
    <style:style style:name="T39" style:family="text">
      <style:text-properties officeooo:rsid="003a52fe"/>
    </style:style>
    <style:style style:name="T40" style:family="text">
      <style:text-properties officeooo:rsid="003c1713"/>
    </style:style>
    <style:style style:name="T41" style:family="text">
      <style:text-properties officeooo:rsid="003dddf0"/>
    </style:style>
    <style:style style:name="T42" style:family="text">
      <style:text-properties officeooo:rsid="003e32e3"/>
    </style:style>
    <style:style style:name="T43" style:family="text">
      <style:text-properties officeooo:rsid="003f3729"/>
    </style:style>
    <style:style style:name="T44" style:family="text">
      <style:text-properties officeooo:rsid="0040bf8b"/>
    </style:style>
    <style:style style:name="T45" style:family="text">
      <style:text-properties officeooo:rsid="0040d808"/>
    </style:style>
    <style:style style:name="T46" style:family="text">
      <style:text-properties officeooo:rsid="0041f166"/>
    </style:style>
    <style:style style:name="T47" style:family="text">
      <style:text-properties officeooo:rsid="0042367a"/>
    </style:style>
    <style:style style:name="T48" style:family="text">
      <style:text-properties officeooo:rsid="0042dfef"/>
    </style:style>
    <style:style style:name="T49" style:family="text">
      <style:text-properties officeooo:rsid="004469d3"/>
    </style:style>
    <style:style style:name="T50" style:family="text">
      <style:text-properties officeooo:rsid="00463814"/>
    </style:style>
    <style:style style:name="T51" style:family="text">
      <style:text-properties officeooo:rsid="00463bcf"/>
    </style:style>
    <style:style style:name="T52" style:family="text">
      <style:text-properties officeooo:rsid="0047a827"/>
    </style:style>
    <style:style style:name="T53" style:family="text">
      <style:text-properties officeooo:rsid="004c8b61"/>
    </style:style>
    <style:style style:name="T54" style:family="text">
      <style:text-properties officeooo:rsid="004e0021"/>
    </style:style>
    <style:style style:name="T55" style:family="text">
      <style:text-properties officeooo:rsid="004e8384"/>
    </style:style>
    <style:style style:name="T56" style:family="text">
      <style:text-properties style:font-name="DejaVu Sans Mono"/>
    </style:style>
    <style:style style:name="T57" style:family="text">
      <style:text-properties style:font-name="DejaVu Sans Mono" fo:font-size="10.5pt" style:font-size-complex="10.5pt"/>
    </style:style>
    <style:style style:name="T58" style:family="text">
      <style:text-properties style:font-name="DejaVu Sans Mono" fo:font-size="10.5pt" officeooo:rsid="00513616" style:font-size-complex="10.5pt"/>
    </style:style>
    <style:style style:name="T59" style:family="text">
      <style:text-properties style:font-name="DejaVu Sans Mono" officeooo:rsid="00711b90"/>
    </style:style>
    <style:style style:name="T60" style:family="text">
      <style:text-properties officeooo:rsid="00513616"/>
    </style:style>
    <style:style style:name="T61" style:family="text">
      <style:text-properties officeooo:rsid="00533fbd"/>
    </style:style>
    <style:style style:name="T62" style:family="text">
      <style:text-properties officeooo:rsid="0054a3dd"/>
    </style:style>
    <style:style style:name="T63" style:family="text">
      <style:text-properties officeooo:rsid="0058ea50"/>
    </style:style>
    <style:style style:name="T64" style:family="text">
      <style:text-properties officeooo:rsid="005b56b2"/>
    </style:style>
    <style:style style:name="T65" style:family="text">
      <style:text-properties officeooo:rsid="005f385f"/>
    </style:style>
    <style:style style:name="T66" style:family="text">
      <style:text-properties officeooo:rsid="0063f321"/>
    </style:style>
    <style:style style:name="T67" style:family="text">
      <style:text-properties officeooo:rsid="0064bede"/>
    </style:style>
    <style:style style:name="T68" style:family="text">
      <style:text-properties officeooo:rsid="00654448"/>
    </style:style>
    <style:style style:name="T69" style:family="text">
      <style:text-properties officeooo:rsid="0066f035"/>
    </style:style>
    <style:style style:name="T70" style:family="text">
      <style:text-properties officeooo:rsid="0067879e"/>
    </style:style>
    <style:style style:name="T71" style:family="text">
      <style:text-properties officeooo:rsid="006819cd"/>
    </style:style>
    <style:style style:name="T72" style:family="text">
      <style:text-properties officeooo:rsid="00693504"/>
    </style:style>
    <style:style style:name="T73" style:family="text">
      <style:text-properties officeooo:rsid="006cb683"/>
    </style:style>
    <style:style style:name="T74" style:family="text">
      <style:text-properties officeooo:rsid="006d3414"/>
    </style:style>
    <style:style style:name="T75" style:family="text">
      <style:text-properties officeooo:rsid="006e5525"/>
    </style:style>
    <style:style style:name="T76" style:family="text">
      <style:text-properties officeooo:rsid="00711b90"/>
    </style:style>
    <style:style style:name="T77" style:family="text">
      <style:text-properties officeooo:rsid="0074c875"/>
    </style:style>
    <style:style style:name="T78" style:family="text">
      <style:text-properties officeooo:rsid="007ba744"/>
    </style:style>
    <style:style style:name="T79" style:family="text">
      <style:text-properties officeooo:rsid="007d75a2"/>
    </style:style>
    <style:style style:name="T80" style:family="text">
      <style:text-properties style:font-name="DejaVu Sans Mono"/>
    </style:style>
    <style:style style:name="T81" style:family="text">
      <style:text-properties style:font-name="DejaVu Sans Mono" officeooo:rsid="007ee42a"/>
    </style:style>
    <style:style style:name="T82" style:family="text">
      <style:text-properties style:font-name="DejaVu Sans Mono" fo:font-size="8pt"/>
    </style:style>
    <style:style style:name="T83" style:family="text">
      <style:text-properties officeooo:rsid="007dabc3"/>
    </style:style>
    <style:style style:name="T84" style:family="text">
      <style:text-properties officeooo:rsid="007ee42a"/>
    </style:style>
    <style:style style:name="T85" style:family="text">
      <style:text-properties officeooo:rsid="007f4dea"/>
    </style:style>
    <style:style style:name="T86" style:family="text">
      <style:text-properties officeooo:rsid="0080e994"/>
    </style:style>
    <style:style style:name="T87" style:family="text">
      <style:text-properties officeooo:rsid="00834a0e"/>
    </style:style>
    <style:style style:name="T88" style:family="text">
      <style:text-properties officeooo:rsid="00850bf6"/>
    </style:style>
    <style:style style:name="T89" style:family="text">
      <style:text-properties officeooo:rsid="008a5efe"/>
    </style:style>
    <style:style style:name="T90" style:family="text">
      <style:text-properties officeooo:rsid="008c859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a6"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Simple Instruction Set Architecture 16</text:p>
      <text:p text:style-name="Horizontal_20_Line"/>
      <text:p text:style-name="P26">Programmer’s Manual and Teaching Resource</text:p>
      <text:p text:style-name="P25">1<text:span text:style-name="T4">st</text:span> Edition</text:p>
      <text:p text:style-name="Horizontal_20_Line"/>
      <text:p text:style-name="P27">By David MHS Webster</text:p>
      <text:p text:style-name="P84">Table of Contents</text:p>
      <text:table-of-content text:style-name="Sect1" text:protected="true"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43">Introduction<text:tab/>3</text:p>
          <text:p text:style-name="P43">Compiling<text:tab/>4</text:p>
          <text:p text:style-name="P43">Workflow<text:tab/>6</text:p>
          <text:p text:style-name="P43">Extending<text:tab/>7</text:p>
          <text:p text:style-name="P43">Assembler Documentation Overview<text:tab/>8</text:p>
          <text:p text:style-name="P43">Moving things around, Variables<text:tab/>9</text:p>
          <text:p text:style-name="P43">Control Flow<text:tab/>12</text:p>
        </text:index-body>
      </text:table-of-content>
      <text:p text:style-name="P23"/>
      <text:p text:style-name="P86">Introduction<text:toc-mark text:string-value="Introduction" text:outline-level="1"/></text:p>
      <text:p text:style-name="P5">Sisa16 is a <text:span text:style-name="T7">virtual machine </text:span><text:span text:style-name="T34">based </text:span><text:span text:style-name="T7">instruction set architecture which mirrors </text:span><text:span text:style-name="T21">many</text:span><text:span text:style-name="T7"> features and quirks of real-life </text:span><text:span text:style-name="T21">ISAs</text:span><text:span text:style-name="T7"> while being useful </text:span><text:span text:style-name="T21">and unique </text:span><text:span text:style-name="T7">in its own right. Its portability is novel while still being powerful enough to create extremely dynamic and interesting programs.</text:span></text:p>
      <text:p text:style-name="P5"/>
      <text:p text:style-name="P3">Learning how to write code for SISA16 will give you an appreciation of low level programming, the fundamentals of systems engineering, as well as provide you with <text:span text:style-name="T39">many </text:span>new tool<text:span text:style-name="T39">s</text:span> to use in your own projects. As an interpreted language, SISA16 is extremely competitive in speed, size, and <text:span text:style-name="T47">overall </text:span>footprint. The emulator ca<text:span text:style-name="T8">n be made to interface with any C library by creating a “driver”, and the emulator can be embedded trivially into any C program as an extension language.</text:span></text:p>
      <text:p text:style-name="P3"/>
      <text:p text:style-name="P6">Whereas most assembly language courses are limited to blinking LEDs and printing characters to a tiny display, Sisa16 can be made to render color graphics, play sounds, use a network connection, <text:span text:style-name="T34">work</text:span> with files, and interact with the host in a manner which is accessible to, and even extensible by <text:span text:style-name="T47">first year C</text:span><text:span text:style-name="T50">omputer Engineering</text:span> students. <text:span text:style-name="T20">A hypothetical driver could attempt to mirror real-life hardware interfaces, or just be something </text:span><text:span text:style-name="T51">that works</text:span><text:span text:style-name="T21">. This provides enormous flexibility to educators </text:span><text:span text:style-name="T62">and developers alike,</text:span><text:span text:style-name="T21"> </text:span><text:span text:style-name="T51">and makes Sisa16 useful for more than just education.</text:span><text:span text:style-name="T21"> </text:span><text:span text:style-name="T24">See “</text:span><text:span text:style-name="T27">Extending</text:span><text:span text:style-name="T24">”</text:span><text:span text:style-name="T38">.</text:span></text:p>
      <text:p text:style-name="P44"/>
      <text:p text:style-name="P7"><text:span text:style-name="T9">The assembler is designed for rapid prototyping and debugging. A </text:span><text:span text:style-name="T10">unix </text:span><text:span text:style-name="T9">shebang can be added to the top of an assembly file and it can be executed as a script. Helpful and specific error messages are displayed. Assembly-time syntax checking and validation is done to avoid </text:span><text:span text:style-name="T11">programming </text:span><text:span text:style-name="T9">errors. Special helper features are built into the assembler to provide the programmer with assistance in writing a working program.</text:span></text:p>
      <text:p text:style-name="P3"/>
      <text:p text:style-name="P4">Sisa16, including all resources, <text:span text:style-name="T8">code, examples</text:span> and documentation, lies fully in the public domain. <text:span text:style-name="T21">It is my gift to you in the hopes that you find it useful.</text:span> <text:span text:style-name="T8">An example driver is provided which can load files into the segment and interact with the terminal. If Ncurses is available on the system, it can be used. It should be noted that the example driver has four lines under the permissive Ncurses license, </text:span><text:span text:style-name="T20">which is a variant of the MiT License</text:span><text:span text:style-name="T8">. This IP dependency can be avoided simply by not defining “USE_NCURSES” while compiling. </text:span><text:span text:style-name="T23">See “</text:span><text:span text:style-name="T26">Compiling</text:span><text:span text:style-name="T28">” for more information.</text:span></text:p>
      <text:p text:style-name="P45"/>
      <text:p text:style-name="P45"/>
      <text:p text:style-name="P45"/>
      <text:p text:style-name="P45"/>
      <text:p text:style-name="P45"/>
      <text:p text:style-name="P45"/>
      <text:p text:style-name="P46">“Let all that you do be done with love.”</text:p>
      <text:p text:style-name="P85"/>
      <text:p text:style-name="P28">Compiling<text:toc-mark text:string-value="Compiling" text:outline-level="1"/></text:p>
      <text:p text:style-name="P10">If you are using an ordinary Unix-like environment such as Linux, BSD, Msys2, or Cygwin, and your compiler is <text:span text:style-name="T33">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3">-----------------Relevant <text:span text:style-name="T63">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DUSE_NCURSES -<text:span text:style-name="T30">lncurses</text:span></text:p>
      <text:p text:style-name="P8">For the default driver, use Ncurses to enable tighter control of the terminal. This allows for arbitrary graphical rendering and TUIs to be created from Sisa16, using the default driver. This also requires linking against ncurses, so -lncurses will need to be used while compiling.</text:p>
      <text:p text:style-name="P8"/>
      <text:p text:style-name="P8">-DFUZZTEST</text:p>
      <text:p text:style-name="P8">For the default driver, disable file writing. File writing is potentially dangerous if doing fuzz testing or running random binaries. <text:span text:style-name="T31">If you write your own driver it is recommended to use this flag to guard dangerous features which may harm a student’s computer if a random or malicious binary happens to come along.</text:span></text:p>
      <text:p text:style-name="P8"/>
      <text:p text:style-name="P8">-DUSE_COMPUTED_GOTO</text:p>
      <text:p text:style-name="P8">Enable usage of the GNUC extension for <text:span text:style-name="T35">taking the address of a goto label</text:span>, which speeds up the emulator tremendously and makes compilation much faster. If you are using a version of GCC released after 2015, you should enable this flag.</text:p>
      <text:p text:style-name="P8"/>
      <text:p text:style-name="P8">-DNO_FP</text:p>
      <text:p text:style-name="P8">Disable the floating point unit. <text:span text:style-name="T29">This is recommended if the host does not support the IEEE 754 32 bit binary floating point standard.</text:span></text:p>
      <text:p text:style-name="P8"/>
      <text:p text:style-name="P8">-DNO_<text:span text:style-name="T29">SIGNED_DIV</text:span></text:p>
      <text:p text:style-name="P9">Disable the signed integer division and modulo instructions (Needed for non twos complement architectures).</text:p>
      <text:p text:style-name="P9"/>
      <text:p text:style-name="P9">-DNO_SEGMENT</text:p>
      <text:p text:style-name="P9">Disable the segment. It is a feature intended for sisa16’s viability as a scripting language. It is a “fantasy” feature, <text:span text:style-name="T30">in that it does not mirror how real hardware works</text:span>. <text:span text:style-name="T30">This also disables the “emulate” </text:span><text:soft-page-break/><text:span text:style-name="T30">feature, which while unique and interesting may be undesirable for educators aiming for a realistic microcontroller </text:span><text:span text:style-name="T47">programming</text:span><text:span text:style-name="T30"> experience.</text:span></text:p>
      <text:p text:style-name="P8"/>
      <text:p text:style-name="P8">You can test if the assembler built successfully like this:</text:p>
      <text:p text:style-name="P8"/>
      <text:p text:style-name="P8">./sisa16_asm -C</text:p>
      <text:p text:style-name="P8"/>
      <text:p text:style-name="P8">-C tells it to <text:span text:style-name="T6">C</text:span>heck the environment and exit. <text:span text:style-name="T30">Read it carefully.</text:span></text:p>
      <text:p text:style-name="P9">The exact same flags and <text:span text:style-name="T31">semantics apply to building the emulator. </text:span></text:p>
      <text:p text:style-name="P9"/>
      <text:p text:style-name="P10">cc isa.c -DUSE_UNSIGNED_INT -o sisa16_emu</text:p>
      <text:p text:style-name="P10"/>
      <text:p text:style-name="P10">You can now test a simple program. Assuming that you are using the default <text:span text:style-name="T48">serial text mode </text:span>driver and you have a relatively ordinary terminal or terminal emulato<text:span text:style-name="T32">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32">You can disassemble the program by doing this:</text:span></text:p>
      <text:p text:style-name="P10"/>
      <text:p text:style-name="P10">./<text:span text:style-name="T32">sisa16_asm -dis wave.bin 0</text:span></text:p>
      <text:p text:style-name="P10"/>
      <text:p text:style-name="P11">this will show you the “machine code” in assembly again. It should look like this:</text:p>
      <text:p text:style-name="P11"><draw:frame draw:style-name="fr1" draw:name="Image1" text:anchor-type="char" svg:x="0.0098in" svg:y="0.0075in" svg:width="4.8598in" svg:height="2.2126in" draw:z-index="0"><draw:image xlink:href="Pictures/10000000000003890000019C37F035C4F6F0EF9F.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if you know the language, you should be able to follow the control flow to 0x10000 and explore the rest of the binary.)</text:p>
      <text:p text:style-name="P11"/>
      <text:p text:style-name="P12">If you wish to install the assembler and emulator, simply copy them <text:span text:style-name="T39">in</text:span>to a suitable <text:span text:style-name="T39">location</text:span> in the system path, such as <text:span text:style-name="T36">“/usr/bin” or “/usr/local/bin”. Copy the man</text:span><text:span text:style-name="T37">ual </text:span><text:span text:style-name="T36">pages sisa16_asm.1 and sisa16_emu.1 to a suitable place as well, such as “/usr/local/share/man/man1”. </text:span><text:span text:style-name="T37">This can also be done by calling “make install” with administrative privileges.</text:span></text:p>
      <text:p text:style-name="P39"><text:span text:style-name="T37">W</text:span><text:span text:style-name="T36">orkflow</text:span><text:toc-mark text:string-value="Workflow" text:outline-level="1"/></text:p>
      <text:p text:style-name="P14"/>
      <text:p text:style-name="P15">A program for SISA16 is written with one “main” assembly file, header files which are included with “ASM_header” and data files which are embedded with “ASM_data_include”.</text:p>
      <text:p text:style-name="P14"/>
      <text:p text:style-name="P14">The program, if its ‘main’ file is “main.asm” can then be built with</text:p>
      <text:p text:style-name="P14"/>
      <text:p text:style-name="P14">sisa16_asm -i main.asm -o main.bin</text:p>
      <text:p text:style-name="P14"/>
      <text:p text:style-name="P14">Warnings may be emitted during assembly. Errors will cause the <text:span text:style-name="T40">the assembler to abort </text:span><text:span text:style-name="T44">and emit an error message</text:span><text:span text:style-name="T40">. </text:span><text:span text:style-name="T41">If there were no errors, then the assembler will report that it “Successfully assembled main.bin”. </text:span><text:span text:style-name="T45">Th</text:span><text:span text:style-name="T63">e file</text:span><text:span text:style-name="T45"> “main.bin” is a </text:span><text:span text:style-name="T49">S</text:span><text:span text:style-name="T45">isa16 </text:span><text:span text:style-name="T42">ROM image.</text:span></text:p>
      <text:p text:style-name="P14"/>
      <text:p text:style-name="P17">You can run this program with the emulator by calling:</text:p>
      <text:p text:style-name="P17"/>
      <text:p text:style-name="P17">sisa16_emu main.bin</text:p>
      <text:p text:style-name="P16"/>
      <text:p text:style-name="P16">In most microcontroller workflows, a “ROM” (Read-Only Memory) image, is typicall<text:span text:style-name="T48">y</text:span> programmed onto an EEPROM (Electrically Erasable Programmable Read-Only Memory) or burned onto <text:span text:style-name="T64">a</text:span> non-reprogrammable ROM chip before being put on a board and <text:span text:style-name="T46">powered on</text:span>. </text:p>
      <text:p text:style-name="P16"/>
      <text:p text:style-name="P16"><text:span text:style-name="T42">You can imagine the Sisa16 </text:span><text:span text:style-name="T46">architecture</text:span><text:span text:style-name="T42"> as a </text:span><text:span text:style-name="T43">very simple</text:span><text:span text:style-name="T42"> single-board computer in which the ROM is copied entirely to a </text:span><text:span text:style-name="T43">random-access memory</text:span><text:span text:style-name="T42"> chip </text:span><text:span text:style-name="T46">on power-on. The CPU then begins fetching, decoding, and executing instructions, occasionally reading from the RAM chip and interfacing with devices, until either a halt instruction is executed or the power is removed.</text:span></text:p>
      <text:p text:style-name="P16"/>
      <text:p text:style-name="P22">Note to Educators:</text:p>
      <text:p text:style-name="P18">The detail that most micro controller <text:span text:style-name="T52">projects </text:span>have truly read-only portions of their address space which may in fact cause <text:span text:style-name="T5">bad behavior</text:span> if written to is largely irrelevant when teaching assembly language, but may be important to explain to students if you plan to have them work with real micro controllers. This is omitted from Sisa16 as it would interfere with it being a viable <text:span text:style-name="T52">interpreted language</text:span><text:line-break/><text:line-break/><text:span text:style-name="T53">If you are suspicious of a program being incorrectly assembled, you can disassemble it either piece-by-piece or wholly:</text:span></text:p>
      <text:p text:style-name="P18"/>
      <text:p text:style-name="P20">sisa16_asm -dis main.bin &lt;location&gt;</text:p>
      <text:p text:style-name="P20"/>
      <text:p text:style-name="P20">will disassemble main.bin starting at &lt;location&gt;. Standard C syntax for numbers is used, the same as in the assembly language itself. <text:span text:style-name="T65">TIP: Control flow always starts at 0.</text:span></text:p>
      <text:p text:style-name="P20"/>
      <text:p text:style-name="P20">sisa16_asm -fdis main.bin &lt;location&gt;<text:line-break/>will perform a full disassembly from &lt;location&gt;. If zero, the entire binary is disassembled.</text:p>
      <text:p text:style-name="P40">Extending<text:toc-mark text:string-value="Extending" text:outline-level="1"/></text:p>
      <text:p text:style-name="P19">Sisa16 is meant to be easily extended to suit your needs. To have Sisa16 programs interact with C libraries, you should write a “d.h” file which implements these functions:</text:p>
      <text:p text:style-name="P19"/>
      <text:p text:style-name="P19">“Device Init”</text:p>
      <text:p text:style-name="P19">static void di();</text:p>
      <text:p text:style-name="P19">“Device Close”</text:p>
      <text:p text:style-name="P19">static void dcl();</text:p>
      <text:p text:style-name="P19">“Getchar” – corresponding to the getchar instruction.</text:p>
      <text:p text:style-name="P19">static unsigned short gch();</text:p>
      <text:p text:style-name="P19">“Putchar” – corresponding to the putchar instruction.</text:p>
      <text:p text:style-name="P19">static void pch(unsigned short a);</text:p>
      <text:p text:style-name="P19">“Interrupt” – corresponding to the interrupt instruction</text:p>
      <text:p text:style-name="P19">static unsigned short interrupt(unsigned short a,</text:p>
      <text:p text:style-name="P19"><text:tab/>unsigned short b,</text:p>
      <text:p text:style-name="P19"><text:tab/>unsigned short c,</text:p>
      <text:p text:style-name="P19"><text:tab/>unsigned short stack_pointer,</text:p>
      <text:p text:style-name="P19"><text:tab/>unsigned short program_counter,</text:p>
      <text:p text:style-name="P19"><text:tab/>unsigned char<text:tab/>program_counter_region,</text:p>
      <text:p text:style-name="P19"><text:tab/>UU RX0,</text:p>
      <text:p text:style-name="P19"><text:tab/>UU RX1,</text:p>
      <text:p text:style-name="P19"><text:tab/>UU RX2,</text:p>
      <text:p text:style-name="P19"><text:tab/>UU RX3</text:p>
      <text:p text:style-name="P19">);</text:p>
      <text:p text:style-name="P19"/>
      <text:p text:style-name="P19">It should be noted, that if your library requires initialization and finalization, and you enable the “emulate” feature of the instruction set, that you should check the “EMULATE_DEPTH” variable as ever<text:span text:style-name="T55">y</text:span> emulation level will invoke di upon initialization and dcl upon finalization.</text:p>
      <text:p text:style-name="P19"/>
      <text:p text:style-name="P19">An emulation depth of zero means that the <text:span text:style-name="T54">virtual machine</text:span> is truly initializing or finalizing, rather than simply encapsulating.</text:p>
      <text:p text:style-name="P19"/>
      <text:p text:style-name="P21">Relevant <text:span text:style-name="T60">emulator </text:span>variables accessible from the driver-<text:line-break/></text:p>
      <text:p text:style-name="P21"><text:span text:style-name="T57">unsigned char R<text:tab/> <text:tab/><text:tab/>:error flag. Will always be zero except during </text:span><text:span text:style-name="T58">dcl</text:span><text:span text:style-name="T57"> in an error.</text:span></text:p>
      <text:p text:style-name="P30"/>
      <text:p text:style-name="P30">unsigned char M[1&lt;&lt;24]<text:tab/><text:tab/>:Memory.</text:p>
      <text:p text:style-name="P30">unsigned char *SEGMENT<text:tab/><text:tab/>:Segment pointer.</text:p>
      <text:p text:style-name="P30">UU SEGMENT_PAGES<text:tab/><text:tab/><text:tab/>:Number of 256 byte “pages” in the segment.</text:p>
      <text:p text:style-name="P30">UU EMULATE_DEPTH<text:tab/><text:tab/><text:tab/>:Current depth of “emulate” or “emulate_seg” calls.</text:p>
      <text:p text:style-name="P30"/>
      <text:p text:style-name="P31">You should use these variables in your driver <text:span text:style-name="T60">to achieve the best interoperability with Sisa16.</text:span></text:p>
      <text:p text:style-name="P41">Assembler Documentation <text:span text:style-name="T61">Overview</text:span><text:toc-mark text:string-value="Assembler Documentation Overview" text:outline-level="1"/></text:p>
      <text:p text:style-name="P50">The developer documentation for the sisa16 assembler is included in the manual page sisa16_asm.1, and should be provided to all programmers interested in writing programs for the platform.</text:p>
      <text:p text:style-name="P50"/>
      <text:p text:style-name="P51">The documentation for the emulator is included in the manual page sisa16_emu.1.</text:p>
      <text:p text:style-name="P50"/>
      <text:p text:style-name="P38"><text:span text:style-name="T9">The assembler manpage provides a quick overview of every instruction in the instruction set, as well as the assembly-time features of Sisa16. </text:span><text:span text:style-name="T12">It should serve as a fast reference when one is needed, whereas this </text:span><text:span text:style-name="T15">manual</text:span><text:span text:style-name="T13"> </text:span><text:span text:style-name="T12">serves primarily to teach </text:span><text:span text:style-name="T14">high level concepts.</text:span></text:p>
      <text:p text:style-name="P52"/>
      <text:p text:style-name="P32">A nicely-formatted, overly friendly <text:span text:style-name="T73">re-</text:span>listing of every single instruction <text:span text:style-name="T74">and assembler feature </text:span><text:span text:style-name="T71">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75">popular </text:span>micro controller. They’re <text:span text:style-name="T66">poorly formatted tables with minimal comments,</text:span> and often contain broken english and horrible <text:span text:style-name="T70">spelling</text:span> errors. <text:span text:style-name="T66">Wrong information is common.</text:span> <text:span text:style-name="T22">Consider any such errors </text:span><text:span text:style-name="T25">in this manual </text:span><text:span text:style-name="T22">a “feature”. </text:span><text:span text:style-name="T71">Hand-holding to this extent would hinder the educational value of these tools.</text:span></text:p>
      <text:p text:style-name="P32">2) <text:span text:style-name="T67">It is important that </text:span><text:span text:style-name="T69">all Engineering </text:span><text:span text:style-name="T67">students learn how to read </text:span><text:span text:style-name="T68">unix</text:span><text:span text:style-name="T67"> manual pages. Love it or hate it, every utility they will use in their career will probably be documented by them. Better they learn how to read them now than later.<text:line-break/>3) </text:span><text:span text:style-name="T72">I don’t think it’s necessary.</text:span></text:p>
      <text:p text:style-name="P33">4) Exercise for the reader.</text:p>
      <text:p text:style-name="P33"/>
      <text:p text:style-name="P36">Important notes about the assembly language which may confuse readers:<text:line-break/><text:line-break/>* the semicolon is not used to denote a comment, it is used as a separator. This is also a function of the vertical bar or pipe character.<text:line-break/>* <text:span text:style-name="T77">Multiple instructions may be written on the same line.</text:span></text:p>
      <text:p text:style-name="P36">* <text:span text:style-name="T77">Python-style “#” comments as well as C++ style “//” comments are supported.</text:span></text:p>
      <text:p text:style-name="P36">* <text:span text:style-name="T77">All instructions that take more than one byte of arguments will typically use SPLIT syntax.</text:span></text:p>
      <text:p text:style-name="P36">%<text:span text:style-name="T77">0xEEFF% is semantically equivalent to 0xEE, 0xFF for instruction arguments.</text:span></text:p>
      <text:p text:style-name="P36">%/<text:span text:style-name="T77">0x1298CADF% is semantically equivalent to 0x12, 0x98, 0xCA, 0xDF for instruction arguments.</text:span></text:p>
      <text:p text:style-name="P36">%?<text:span text:style-name="T77">13.7% will parse the floating point number 13.7 and generate a comma separated list of four bytes similar to previous.</text:span></text:p>
      <text:p text:style-name="P36">%-<text:span text:style-name="T77">10% will take the decimal number ten and put it in a 32 bit variable, bitwise negate it, add one, and output the comma separated big endian list of bytes comprising it, effectively outputting negative ten twos complement.</text:span></text:p>
      <text:p text:style-name="P36">%<text:span text:style-name="T77">&amp;0xABCDEF% will generate a three-byte split, useful for `farld` and `farst` instructions.</text:span></text:p>
      <text:p text:style-name="P37">This is an artifact of how the assembler works.</text:p>
      <text:p text:style-name="P42">Moving things around, Variables<text:toc-mark text:string-value="Moving things around, Variables" text:outline-level="1"/></text:p>
      <text:p text:style-name="P34">Sisa16, like many other architectures, is a load/store architecture. There is no “mov”, but there is an “lda”. <text:span text:style-name="T76">You can load an immediate value into a register, load from a memory location, store to a memory location, indirectly load from memory through a register, indirectly store to a memory location through a register, </text:span><text:span text:style-name="T78">and copy values between registers.</text:span></text:p>
      <text:p text:style-name="P34"><text:line-break/>The following bit of code increments the single byte value at address 500 (dec) in memory:</text:p>
      <text:p text:style-name="P34"/>
      <text:p text:style-name="P29">;lda %500%;lb 1;add;sta %500%;</text:p>
      <text:p text:style-name="P34"/>
      <text:p text:style-name="P34">(note that lb 1;add; can be replaced with aincr; and achieve the same result)</text:p>
      <text:p text:style-name="P34"/>
      <text:p text:style-name="P34">This, in order:<text:line-break/>* Loads the value from M[500] into register A.</text:p>
      <text:p text:style-name="P34">* Puts the value 1 into register B.</text:p>
      <text:p text:style-name="P34">* Adds the registers A and B and puts the result in A.</text:p>
      <text:p text:style-name="P34">* Stores the value in the A register at M[500].</text:p>
      <text:p text:style-name="P34"/>
      <text:p text:style-name="P34">if there is an array of 8 bytes at location 0xE0AA and you want to load the byte indicated by register ‘a’ this is how you’d do it:<text:line-break/><text:line-break/><text:span text:style-name="T56">;</text:span><text:span text:style-name="T59">lb 8;mod;</text:span><text:span text:style-name="T56">llb %0xE0AA%; add; </text:span><text:span text:style-name="T59">ca;</text:span><text:span text:style-name="T56"> ilda;</text:span></text:p>
      <text:p text:style-name="P29"/>
      <text:p text:style-name="P35">This, in order:<text:line-break/>* Loads the single-byte value “8” into register B.</text:p>
      <text:p text:style-name="P35">* Performs an <text:span text:style-name="T85">unsigned </text:span>integer modulo of register A by register B and stores the result in A.</text:p>
      <text:p text:style-name="P35">* Loads the 16 byte value 0xE0AA (hex!) into register B.<text:line-break/>* Adds registers A and B.<text:line-break/>* transfers the contents of the 16 bit “A” register to the “C” register.</text:p>
      <text:p text:style-name="P35">* Uses the contents of the C register to perform an indirect single-byte load into a.</text:p>
      <text:p text:style-name="P35"><text:line-break/><text:span text:style-name="T79">Both of these examples operate only in the first 64k “region” of memory, the “Zero region”. To access the rest of memory, you must use the far memory system.</text:span></text:p>
      <text:p text:style-name="P35"/>
      <text:p text:style-name="P54">If there is short variable at 0xAFEE23, you can load it into register A like this;</text:p>
      <text:p text:style-name="P35"/>
      <text:p text:style-name="P72">;<text:span text:style-name="T79">farllda %&amp;0xAFEE23%;</text:span></text:p>
      <text:p text:style-name="P72"/>
      <text:p text:style-name="P54">Or store it like this:</text:p>
      <text:p text:style-name="P54"/>
      <text:p text:style-name="P73">;<text:span text:style-name="T79">farstla %&amp;0xAFEE23%;</text:span></text:p>
      <text:p text:style-name="P87">Of course, you can access more than just single variables. You can also do indirect memory accesses. Assuming that the aforementioned memory location is actually the start of an array of <text:span text:style-name="T84">two-byte values</text:span>, of length 13, and you have an index into it in register A...<text:line-break/><text:line-break/><text:span text:style-name="T56">;sc %0xAF%;lb 13; mod;lb2; mul;llb %</text:span><text:span text:style-name="T81">0x</text:span><text:span text:style-name="T56">EE23%; add; ba; farillda;</text:span></text:p>
      <text:p text:style-name="P54"><text:span text:style-name="T56"/></text:p>
      <text:p text:style-name="P54">In order, this:</text:p>
      <text:p text:style-name="P54">* Sets the C register to 0x00AF, <text:span text:style-name="T85">the region in which the array resides.</text:span></text:p>
      <text:p text:style-name="P54">* loads 13 <text:span text:style-name="T84">(decimal)</text:span> into register B<text:line-break/>* Performs a modulo and stores the result in A. <text:span text:style-name="T83">This guarantees that no out-of-bounds memory access occurs if A is larger than length of the array.</text:span></text:p>
      <text:p text:style-name="P54">* Loads 2 into register B. <text:span text:style-name="T84">(An element in the array is two bytes in size)</text:span><text:line-break/>* Multiplies A and B and stores the result in A. <text:span text:style-name="T83">This corrects for the size of elements in the array.</text:span><text:line-break/>* Loads 0xEE23 into register B.</text:p>
      <text:p text:style-name="P54">* Adds registers B and A, and stores the result in A.</text:p>
      <text:p text:style-name="P54">* moves the value from register A to register B.</text:p>
      <text:p text:style-name="P54">* performs a “far memory load” into A</text:p>
      <text:p text:style-name="P54"/>
      <text:p text:style-name="P56">the effect is thus like this piece of C code:<text:line-break/></text:p>
      <text:p text:style-name="P56"><text:span text:style-name="T56">register short A;</text:span></text:p>
      <text:p text:style-name="P56"><text:span text:style-name="T56"/></text:p>
      <text:p text:style-name="P75">/*</text:p>
      <text:p text:style-name="P75"><text:tab/>A had an index placed in it at some point…</text:p>
      <text:p text:style-name="P75">*/</text:p>
      <text:p text:style-name="P74"/>
      <text:p text:style-name="P74">A = ((unsigned short*)0xAFEE23)[A%13];</text:p>
      <text:p text:style-name="P56"/>
      <text:p text:style-name="P57">If you’ve looked at a disassembly of compiled C code in almost any other language, this should seem very straightforward to you. Note that unlike a more complex assembly language like <text:span text:style-name="T84">x</text:span>86, there is no “lea” instruction which performs a fused <text:span text:style-name="T84">integer </text:span>multiply-add, nor a MOV instruction which can <text:span text:style-name="T84">compute array offsets automatically. </text:span><text:span text:style-name="T85">Arithmetic operations always have their results place in the accumulator (register A for 16 bit operations, register RX0 for 32 bit operations) rather than being specified in the arguments of an instruction.</text:span></text:p>
      <text:p text:style-name="P57"/>
      <text:p text:style-name="P58">You could also have performed the operation like this:</text:p>
      <text:p text:style-name="P58"/>
      <text:p text:style-name="P76">;<text:span text:style-name="T79">lb 13; mod;lb 2;mul;</text:span>lrx0 %/0xAFEE23%;rx1a;rxadd;cbrx0;farillda;</text:p>
      <text:p text:style-name="P76"/>
      <text:p text:style-name="P58">This form is more general, but also more dangerous. It is possible using this pattern to access arrays that cross region boundaries, since incrementing beyond the region boundary will not loop to the beginning of the 64k region as with the previous examples. However, care must be taken that the array is properly aligned. A single element in the array cannot straddle the region boundary. <text:span text:style-name="T86">That is to say, you cannot have a two-byte “short” value starting at 0xAFffFF, as the indirect memory access would </text:span><text:soft-page-break/><text:span text:style-name="T86">not properly load the byte at 0xB00000 as the low byte, but rather the one at 0xAF0000. This is an intentional design choice of the architecture, as it mirrors the quirks of a real-life microprocessor which uses 16 bit arithmetic. </text:span></text:p>
      <text:p text:style-name="P91">Control flow<text:toc-mark text:string-value="Control Flow" text:outline-level="1"/></text:p>
      <text:p text:style-name="P66"><text:span text:style-name="T9">Control flow in SISA16 uses fixed (rather than relative) addressing.</text:span></text:p>
      <text:p text:style-name="P66"><text:span text:style-name="T9"/></text:p>
      <text:p text:style-name="P79"><text:span text:style-name="T9">;sc %0x500%; jmp;</text:span></text:p>
      <text:p text:style-name="P79"><text:span text:style-name="T9"/></text:p>
      <text:p text:style-name="P66"><text:span text:style-name="T9">This unconditionally jumps to the address 0x500. There is also conditional branching. The following code jumps to 500 if the A and B registers are equal:</text:span></text:p>
      <text:p text:style-name="P66"><text:span text:style-name="T9"/></text:p>
      <text:p text:style-name="P79"><text:span text:style-name="T9">;cmp;sc %0x500%;jmpifeq;</text:span></text:p>
      <text:p text:style-name="P79"><text:span text:style-name="T9"/></text:p>
      <text:p text:style-name="P66"><text:span text:style-name="T9">Or conversely, if they are </text:span>not<text:span text:style-name="T9"> equal:</text:span></text:p>
      <text:p text:style-name="P79"><text:span text:style-name="T9"/></text:p>
      <text:p text:style-name="P79"><text:span text:style-name="T9">;cmp;sc %0x500%;jmpifneq;</text:span></text:p>
      <text:p text:style-name="P65"><text:span text:style-name="T9"/></text:p>
      <text:p text:style-name="P59">Notice the usage of “cmp”. There are three comparison instructions, “cmp”, “rxcmp”, and “fltcmp”.</text:p>
      <text:p text:style-name="P59"/>
      <text:p text:style-name="P59">cmp will set A to zero if A is less than B, one if A equals B, and two if A is greater than B.</text:p>
      <text:p text:style-name="P59">rxcmp puts the exact same values in A, but performs tests on RX0 and RX1 instead of A and B, respectively.</text:p>
      <text:p text:style-name="P59">Fltcmp functions identically to rxcmp but does 32 bit <text:span text:style-name="T5">floating point</text:span> comparisons. The semantics are more important with fltcmp:</text:p>
      <text:p text:style-name="P59">* If RX0 holds the floating point value for negative zero and RX1 hold positive zero, or vice versa, they are considered equal.</text:p>
      <text:p text:style-name="P59">* Positive infinity is always considered greater than everything except itself.</text:p>
      <text:p text:style-name="P59">* Negative infinity is always considered less than everything except itself.</text:p>
      <text:p text:style-name="P59">* <text:span text:style-name="T87">NAN is considered equal to everything. This is in opposition to the IEEE 754 standard, but is intentional: a NAN should always be considered erroneous for a floating point value. It should never be used as a magic value. </text:span></text:p>
      <text:p text:style-name="P59"/>
      <text:p text:style-name="P59">Alright, but how do you use this to create an “if” statement? You can use <text:span text:style-name="T5">labels</text:span>.</text:p>
      <text:p text:style-name="P59">In Sisa16, labels are simply assembly-time variables which contain nothing but a memory address. <text:span text:style-name="T88">You can create them like this, on their own line:</text:span></text:p>
      <text:p text:style-name="P59"/>
      <text:p text:style-name="P78">VAR#myLabel#@</text:p>
      <text:p text:style-name="P59"/>
      <text:p text:style-name="P60">The following complete program reads a character from the keyboard <text:span text:style-name="T88">and echoes it to confirm the entry.</text:span></text:p>
      <text:p text:style-name="P60">If its value is less than than the ascii value for ‘8’ then execution is terminated. If it is greater, then it prints the character you pressed infinitely.</text:p>
      <text:p text:style-name="P59"/>
      <text:p text:style-name="P88"/>
      <text:p text:style-name="P77">getchar; </text:p>
      <text:p text:style-name="P77">farstla %&amp;0x20000%; </text:p>
      <text:p text:style-name="P77">putchar;</text:p>
      <text:p text:style-name="P77">lb 0x38; cmp; lb 0; cmp; sc %Lbl_val_is_lt%; jmpifeq;</text:p>
      <text:p text:style-name="P77">sc %Lbl_val_is_gte%; jmp;</text:p>
      <text:p text:style-name="P77"/>
      <text:p text:style-name="P77">VAR#Lbl_val_is_lt#@</text:p>
      <text:p text:style-name="P77"><text:tab/>halt;</text:p>
      <text:p text:style-name="P77">VAR#Lbl_val_is_gte#@</text:p>
      <text:p text:style-name="P77"><text:tab/>farllda %&amp;0x20000%;</text:p>
      <text:p text:style-name="P77"><text:tab/>cpc; </text:p>
      <text:p text:style-name="P77"><text:tab/>putchar; </text:p>
      <text:p text:style-name="P77"><text:tab/>jmp;</text:p>
      <text:p text:style-name="P65"><text:span text:style-name="T9"/></text:p>
      <text:p text:style-name="P65"><text:span text:style-name="T9"/></text:p>
      <text:p text:style-name="P65"><text:span text:style-name="T16">You may have noticed that </text:span><text:span text:style-name="T9">Sisa16 uses 16 bit numbers for its control flow. The program counter, for instance, is 16 bit. How, then, does one execute code outside the first 64k?</text:span></text:p>
      <text:p text:style-name="P65"><text:span text:style-name="T9"/></text:p>
      <text:p text:style-name="P65"><text:span text:style-name="T9">The CPU has a secret 8-bit register called the “Program counter region” which specifies the 64k portion of memory that the program counter is currently loading opcodes and operands from. </text:span></text:p>
      <text:p text:style-name="P65"><text:span text:style-name="T9"/></text:p>
      <text:p text:style-name="P67"><text:span text:style-name="T9">It is changed by these instructions:<text:line-break/>* lfarpc</text:span></text:p>
      <text:p text:style-name="P67"><text:span text:style-name="T9">* farcall</text:span></text:p>
      <text:p text:style-name="P67"><text:span text:style-name="T9">* farret</text:span></text:p>
      <text:p text:style-name="P67"><text:span text:style-name="T9">* </text:span><text:span text:style-name="T17">farjmprx0</text:span></text:p>
      <text:p text:style-name="P67"><text:span text:style-name="T17"/></text:p>
      <text:p text:style-name="P68"><text:span text:style-name="T17">i</text:span><text:span text:style-name="T9">t is very typical (for reasons that will be explained later) to want the code of your program to be outside the first region of memory. So it is very typical to see this:</text:span></text:p>
      <text:p text:style-name="P68"><text:span text:style-name="T9"/></text:p>
      <text:p text:style-name="P80"><text:span text:style-name="T9">section 0x10000;</text:span></text:p>
      <text:p text:style-name="P80"><text:span text:style-name="T9"><text:tab/>//code…</text:span></text:p>
      <text:p text:style-name="P80"><text:span text:style-name="T9"/></text:p>
      <text:p text:style-name="P81"><text:span text:style-name="T9">section 0;</text:span></text:p>
      <text:p text:style-name="P81"><text:span text:style-name="T9"><text:tab/>la 1; </text:span></text:p>
      <text:p text:style-name="P81"><text:span text:style-name="T9"><text:tab/>lfarpc;</text:span></text:p>
      <text:p text:style-name="P80"><text:span text:style-name="T9"/></text:p>
      <text:p text:style-name="P69"><text:span text:style-name="T9">If you haven’t read the manual pages, note the use of “section” to set the code generation location. The empty area in memory between the “lfarpc” and the code at 0x10000 is filled with zeroes. Also note that </text:span><text:span text:style-name="T18">the order of the two sections is irrelevant. Code generation may occur in any order </text:span><text:span text:style-name="T19">the programmer desires.</text:span></text:p>
      <text:p text:style-name="P90">Switch Case</text:p>
      <text:p text:style-name="P70"><text:span text:style-name="T9">In SISA16 it is possible to create a jump table, an equivalent of switch-case in C.</text:span></text:p>
      <text:p text:style-name="P70"><text:span text:style-name="T9"/></text:p>
      <text:p text:style-name="P70"><text:span text:style-name="T9">Here is an example program which reads a single byte from the keyboard and prints its hexidecimal value to standard out:</text:span></text:p>
      <text:p text:style-name="P71"><text:span text:style-name="T9"/></text:p>
      <text:p text:style-name="P82"><text:span text:style-name="T9">section 0;</text:span></text:p>
      <text:p text:style-name="P82"><text:span text:style-name="T9"><text:tab/>sc %10%; jmp;</text:span></text:p>
      <text:p text:style-name="P82"><text:span text:style-name="T9">section 10;</text:span></text:p>
      <text:p text:style-name="P82"><text:span text:style-name="T9"><text:tab/>getchar;</text:span></text:p>
      <text:p text:style-name="P82"><text:span text:style-name="T9"><text:tab/>apush;</text:span></text:p>
      <text:p text:style-name="P82"><text:span text:style-name="T9"><text:tab/>lb 4;rsh;</text:span></text:p>
      <text:p text:style-name="P82"><text:span text:style-name="T9"><text:tab/>lb0xf;and;</text:span></text:p>
      <text:p text:style-name="P82"><text:span text:style-name="T9"><text:tab/>lb 7;mul;</text:span></text:p>
      <text:p text:style-name="P82"><text:span text:style-name="T9"><text:tab/>llb %printbytehex_jmptable_1%; add;ca;jmp;</text:span></text:p>
      <text:p text:style-name="P82"><text:span text:style-name="T9"><text:tab/>VAR#printbytehex_jmptable_1#@</text:span></text:p>
      <text:p text:style-name="P82"><text:span text:style-name="T9"><text:tab/><text:tab/>la0x30;putchar;sc%printbytehex_jmptable_1_end%;jmp</text:span></text:p>
      <text:p text:style-name="P82"><text:span text:style-name="T9"><text:tab/><text:tab/>la0x31;putchar;sc%printbytehex_jmptable_1_end%;jmp</text:span></text:p>
      <text:p text:style-name="P82"><text:span text:style-name="T9"><text:tab/><text:tab/>la0x32;putchar;sc%printbytehex_jmptable_1_end%;jmp</text:span></text:p>
      <text:p text:style-name="P82"><text:span text:style-name="T9"><text:tab/><text:tab/>la0x33;putchar;sc%printbytehex_jmptable_1_end%;jmp</text:span></text:p>
      <text:p text:style-name="P82"><text:span text:style-name="T9"><text:tab/><text:tab/>la0x34;putchar;sc%printbytehex_jmptable_1_end%;jmp</text:span></text:p>
      <text:p text:style-name="P82"><text:span text:style-name="T9"><text:tab/><text:tab/>la0x35;putchar;sc%printbytehex_jmptable_1_end%;jmp</text:span></text:p>
      <text:p text:style-name="P82"><text:span text:style-name="T9"><text:tab/><text:tab/>la0x36;putchar;sc%printbytehex_jmptable_1_end%;jmp</text:span></text:p>
      <text:p text:style-name="P82"><text:span text:style-name="T9"><text:tab/><text:tab/>la0x37;putchar;sc%printbytehex_jmptable_1_end%;jmp</text:span></text:p>
      <text:p text:style-name="P82"><text:span text:style-name="T9"><text:tab/><text:tab/>la0x38;putchar;sc%printbytehex_jmptable_1_end%;jmp</text:span></text:p>
      <text:p text:style-name="P82"><text:span text:style-name="T9"><text:tab/><text:tab/>la0x39;putchar;sc%printbytehex_jmptable_1_end%;jmp</text:span></text:p>
      <text:p text:style-name="P82"><text:span text:style-name="T9"><text:tab/><text:tab/>la0x41;putchar;sc%printbytehex_jmptable_1_end%;jmp</text:span></text:p>
      <text:p text:style-name="P82"><text:span text:style-name="T9"><text:tab/><text:tab/>la0x42;putchar;sc%printbytehex_jmptable_1_end%;jmp</text:span></text:p>
      <text:p text:style-name="P82"><text:span text:style-name="T9"><text:tab/><text:tab/>la0x43;putchar;sc%printbytehex_jmptable_1_end%;jmp</text:span></text:p>
      <text:p text:style-name="P82"><text:span text:style-name="T9"><text:tab/><text:tab/>la0x44;putchar;sc%printbytehex_jmptable_1_end%;jmp</text:span></text:p>
      <text:p text:style-name="P82"><text:span text:style-name="T9"><text:tab/><text:tab/>la0x45;putchar;sc%printbytehex_jmptable_1_end%;jmp</text:span></text:p>
      <text:p text:style-name="P82"><text:span text:style-name="T9"><text:tab/><text:tab/>la0x46;putchar;sc%printbytehex_jmptable_1_end%;jmp</text:span></text:p>
      <text:p text:style-name="P82"><text:span text:style-name="T9"><text:tab/>VAR#printbytehex_jmptable_1_end#@</text:span></text:p>
      <text:p text:style-name="P82"><text:span text:style-name="T9"><text:tab/>apop;lb 15;and;lb7;mul;</text:span></text:p>
      <text:p text:style-name="P82"><text:span text:style-name="T9"><text:tab/>llb%printbytehex_jmptable_2%;add;ca;jmp;</text:span></text:p>
      <text:p text:style-name="P82"><text:span text:style-name="T9"><text:tab/>VAR#printbytehex_jmptable_2#@</text:span></text:p>
      <text:p text:style-name="P82"><text:span text:style-name="T9"><text:tab/><text:tab/>la0x30;putchar;sc%printbytehex_jmptable_2_end%;jmp</text:span></text:p>
      <text:p text:style-name="P82"><text:span text:style-name="T9"><text:tab/><text:tab/>la0x31;putchar;sc%printbytehex_jmptable_2_end%;jmp</text:span></text:p>
      <text:p text:style-name="P82"><text:span text:style-name="T9"><text:tab/><text:tab/>la0x32;putchar;sc%printbytehex_jmptable_2_end%;jmp</text:span></text:p>
      <text:p text:style-name="P82"><text:span text:style-name="T9"><text:tab/><text:tab/>la0x33;putchar;sc%printbytehex_jmptable_2_end%;jmp</text:span></text:p>
      <text:p text:style-name="P82"><text:span text:style-name="T9"><text:tab/><text:tab/>la0x34;putchar;sc%printbytehex_jmptable_2_end%;jmp</text:span></text:p>
      <text:p text:style-name="P82"><text:span text:style-name="T9"><text:tab/><text:tab/>la0x35;putchar;sc%printbytehex_jmptable_2_end%;jmp</text:span></text:p>
      <text:p text:style-name="P82"><text:span text:style-name="T9"><text:tab/><text:tab/>la0x36;putchar;sc%printbytehex_jmptable_2_end%;jmp</text:span></text:p>
      <text:p text:style-name="P82"><text:span text:style-name="T9"><text:tab/><text:tab/>la0x37;putchar;sc%printbytehex_jmptable_2_end%;jmp</text:span></text:p>
      <text:p text:style-name="P82"><text:span text:style-name="T9"><text:tab/><text:tab/>la0x38;putchar;sc%printbytehex_jmptable_2_end%;jmp</text:span></text:p>
      <text:p text:style-name="P82"><text:span text:style-name="T9"><text:tab/><text:tab/>la0x39;putchar;sc%printbytehex_jmptable_2_end%;jmp</text:span></text:p>
      <text:p text:style-name="P82"><text:span text:style-name="T9"><text:tab/><text:tab/>la0x41;putchar;sc%printbytehex_jmptable_2_end%;jmp</text:span></text:p>
      <text:p text:style-name="P82"><text:span text:style-name="T9"><text:tab/><text:tab/>la0x42;putchar;sc%printbytehex_jmptable_2_end%;jmp</text:span></text:p>
      <text:p text:style-name="P82"><text:span text:style-name="T9"><text:tab/><text:tab/>la0x43;putchar;sc%printbytehex_jmptable_2_end%;jmp</text:span></text:p>
      <text:p text:style-name="P82"><text:span text:style-name="T9"><text:tab/><text:tab/>la0x44;putchar;sc%printbytehex_jmptable_2_end%;jmp</text:span></text:p>
      <text:p text:style-name="P82"><text:span text:style-name="T9"><text:tab/><text:tab/>la0x45;putchar;sc%printbytehex_jmptable_2_end%;jmp</text:span></text:p>
      <text:p text:style-name="P82"><text:span text:style-name="T9"><text:tab/><text:tab/>la0x46;putchar;sc%printbytehex_jmptable_2_end%;jmp</text:span></text:p>
      <text:p text:style-name="P82"><text:span text:style-name="T9"><text:tab/>VAR#printbytehex_jmptable_2_end#@</text:span></text:p>
      <text:p text:style-name="P82"><text:span text:style-name="T9"><text:tab/>halt;</text:span></text:p>
      <text:p text:style-name="P82"><text:span text:style-name="T9"/></text:p>
      <text:p text:style-name="P61"/>
      <text:p text:style-name="P89">This program written in C would look like this:</text:p>
      <text:p text:style-name="P62"><text:span text:style-name="T82">int main(){</text:span></text:p>
      <text:p text:style-name="P83"><text:tab/>unsigned char a = getchar();</text:p>
      <text:p text:style-name="P83"><text:tab/>switch((a &amp; 0xf0)&gt;&gt;4){</text:p>
      <text:p text:style-name="P83"><text:tab/><text:tab/>case 0: putchar('0'); break;</text:p>
      <text:p text:style-name="P83"><text:tab/><text:tab/>case 1: putchar('1'); break;</text:p>
      <text:p text:style-name="P83"><text:tab/><text:tab/>case 2: putchar('2'); break;</text:p>
      <text:p text:style-name="P83"><text:tab/><text:tab/>case 3: putchar('3'); break;</text:p>
      <text:p text:style-name="P83"><text:tab/><text:tab/>case 4: putchar('4'); break;</text:p>
      <text:p text:style-name="P83"><text:tab/><text:tab/>case 5: putchar('5'); break;</text:p>
      <text:p text:style-name="P83"><text:tab/><text:tab/>case 6: putchar('6'); break;</text:p>
      <text:p text:style-name="P83"><text:tab/><text:tab/>case 7: putchar('7'); break;</text:p>
      <text:p text:style-name="P83"><text:tab/><text:tab/>case 8: putchar('8'); break;</text:p>
      <text:p text:style-name="P83"><text:tab/><text:tab/>case 9: putchar('9'); break;</text:p>
      <text:p text:style-name="P83"><text:tab/><text:tab/>case 0xA: putchar('A'); break;</text:p>
      <text:p text:style-name="P83"><text:tab/><text:tab/>case 0xB: putchar('B'); break;</text:p>
      <text:p text:style-name="P83"><text:tab/><text:tab/>case 0xC: putchar('C'); break;</text:p>
      <text:p text:style-name="P83"><text:tab/><text:tab/>case 0xD: putchar('D'); break;</text:p>
      <text:p text:style-name="P83"><text:tab/><text:tab/>case 0xE: putchar('E'); break;</text:p>
      <text:p text:style-name="P83"><text:tab/><text:tab/>case 0xF: putchar('F'); break;</text:p>
      <text:p text:style-name="P83"><text:tab/>}</text:p>
      <text:p text:style-name="P83"><text:tab/>switch(a &amp; 0x0f){</text:p>
      <text:p text:style-name="P83"><text:tab/><text:tab/>case 0: putchar('0'); break;</text:p>
      <text:p text:style-name="P83"><text:tab/><text:tab/>case 1: putchar('1'); break;</text:p>
      <text:p text:style-name="P83"><text:tab/><text:tab/>case 2: putchar('2'); break;</text:p>
      <text:p text:style-name="P83"><text:tab/><text:tab/>case 3: putchar('3'); break;</text:p>
      <text:p text:style-name="P83"><text:tab/><text:tab/>case 4: putchar('4'); break;</text:p>
      <text:p text:style-name="P83"><text:tab/><text:tab/>case 5: putchar('5'); break;</text:p>
      <text:p text:style-name="P83"><text:tab/><text:tab/>case 6: putchar('6'); break;</text:p>
      <text:p text:style-name="P83"><text:tab/><text:tab/>case 7: putchar('7'); break;</text:p>
      <text:p text:style-name="P83"><text:tab/><text:tab/>case 8: putchar('8'); break;</text:p>
      <text:p text:style-name="P83"><text:tab/><text:tab/>case 9: putchar('9'); break;</text:p>
      <text:p text:style-name="P83"><text:tab/><text:tab/>case 0xA: putchar('A'); break;</text:p>
      <text:p text:style-name="P83"><text:tab/><text:tab/>case 0xB: putchar('B'); break;</text:p>
      <text:p text:style-name="P83"><text:tab/><text:tab/>case 0xC: putchar('C'); break;</text:p>
      <text:p text:style-name="P83"><text:tab/><text:tab/>case 0xD: putchar('D'); break;</text:p>
      <text:p text:style-name="P83"><text:tab/><text:tab/>case 0xE: putchar('E'); break;</text:p>
      <text:p text:style-name="P83"><text:tab/><text:tab/>case 0xF: putchar('F'); break;</text:p>
      <text:p text:style-name="P83"><text:tab/>}</text:p>
      <text:p text:style-name="P83"><text:tab/>return 0;</text:p>
      <text:p text:style-name="P83">}</text:p>
      <text:p text:style-name="P61"/>
      <text:p text:style-name="P63">Just from the visual shape and indentation of the code, you can tell there are similarities, and perhaps you understand now why C is often called a “portable assembly language”. <text:span text:style-name="T89">Here’s what’s happening:<text:line-break/>* A character is read from the standard input.<text:line-break/>* The high hex digit is checked and a computed jump is done to one of sixteen different possible values it could have- 0 through F in hex. This hex digit is printed.</text:span></text:p>
      <text:p text:style-name="P63">* <text:span text:style-name="T89">The same is done for the low hex digit.</text:span></text:p>
      <text:p text:style-name="P63"/>
      <text:p text:style-name="P64">Note the “lb 7; mul;” before the jump in the sisa16 assembly code. This is the width of each jump table entry. Just like accessing an array of multi-byte elements, the stride must be taken into account <text:span text:style-name="T90">when performing a computed jump in a jump tabl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15</text:page-number><text:tab/><text:span text:style-name="MT1">SISA16 Manual</text:span></text:p>
      </style:header>
      <style:header-left>
        <text:p text:style-name="Header_20_left"><text:span text:style-name="MT2"><text:page-number text:select-page="current">16</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6-25T17:31:06.192064372</dc:date>
    <meta:editing-duration>PT3H45M44S</meta:editing-duration>
    <meta:editing-cycles>66</meta:editing-cycles>
    <meta:generator>LibreOffice/7.0.4.2$Linux_X86_64 LibreOffice_project/00$Build-2</meta:generator>
    <meta:document-statistic meta:table-count="0" meta:image-count="1" meta:object-count="0" meta:page-count="15" meta:paragraph-count="292" meta:word-count="3570" meta:character-count="23485" meta:non-whitespace-character-count="20012"/>
  </office:meta>
</office:document-meta>
</file>